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556cm"/>
    </style:style>
    <style:style style:name="gr7" style:family="graphic" style:parent-style-name="standard">
      <style:graphic-properties draw:stroke="none" svg:stroke-color="#000000" draw:fill="none" draw:fill-color="#ffffff" fo:min-height="3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75cm" svg:height="3.175cm" svg:x="6.969cm" svg:y="5.445cm">
          <text:p text:style-name="P1">Wait for</text:p>
          <text:p text:style-name="P1">ACK<text:line-break/>IS O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175cm" svg:height="3.175cm" svg:x="6.969cm" svg:y="12.938cm">
          <text:p text:style-name="P1">Wait for</text:p>
          <text:p text:style-name="P1">ACK<text:line-break/>IS E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175cm" svg:height="3.175cm" svg:x="12.938cm" svg:y="9.001cm">
          <text:p text:style-name="P1">Wait for <text:line-break/>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0.709cm -0.707cm" svg:x1="8.557cm" svg:y1="16.113cm" svg:x2="6.969cm" svg:y2="14.526cm" draw:start-shape="id1" draw:start-glue-point="8" draw:end-shape="id1" draw:end-glue-point="6" svg:d="M8557 16113c0 1815-1399 1512-2249 662s-1152-2249 661-2249" svg:viewBox="0 0 2923 2923">
          <text:p/>
        </draw:connector>
        <draw:connector draw:style-name="gr2" draw:text-style-name="P1" draw:layer="layout" draw:type="curve" draw:line-skew="-0.834cm -0.58cm" svg:x1="6.969cm" svg:y1="7.033cm" svg:x2="8.557cm" svg:y2="5.445cm" draw:start-shape="id2" draw:start-glue-point="6" draw:end-shape="id2" draw:end-glue-point="4" svg:d="M6969 7033c-2004 0-1670-1335-772-2138s2360-1073 2360 550" svg:viewBox="0 0 3070 2777">
          <text:p/>
        </draw:connector>
        <draw:connector draw:style-name="gr2" draw:text-style-name="P2" draw:layer="layout" draw:type="curve" svg:x1="14.526cm" svg:y1="12.176cm" svg:x2="10.144cm" svg:y2="14.526cm" draw:start-shape="id3" draw:start-glue-point="8" draw:end-shape="id1" draw:end-glue-point="10" svg:d="M14526 12176c0 1567-1460 2350-4382 2350" svg:viewBox="0 0 4383 2351">
          <text:p/>
        </draw:connector>
        <draw:connector draw:style-name="gr2" draw:text-style-name="P1" draw:layer="layout" draw:type="curve" svg:x1="7.434cm" svg:y1="13.403cm" svg:x2="13.403cm" svg:y2="11.711cm" draw:start-shape="id1" draw:start-glue-point="5" draw:end-shape="id3" draw:end-glue-point="7" svg:d="M7434 13403c0-1128 1989-1692 5969-1692" svg:viewBox="0 0 5970 1693">
          <text:p/>
        </draw:connector>
        <draw:frame draw:style-name="gr3" draw:text-style-name="P3" draw:layer="layout" svg:width="4.191cm" svg:height="2.028cm" svg:x="11.033cm" svg:y="14.208cm">
          <draw:text-box>
            <text:p><text:span text:style-name="T1">rdt_rcv(rcvpkt) &amp;&amp; has_ack(base+1)</text:span></text:p>
          </draw:text-box>
        </draw:frame>
        <draw:frame draw:style-name="gr3" draw:text-style-name="P3" draw:layer="layout" svg:width="5.334cm" svg:height="3.597cm" svg:x="3.667cm" svg:y="9.468cm">
          <draw:text-box>
            <text:p><text:span text:style-name="T1">rdt_rcv(rcvpkt)&amp;&amp; has_ack(base)</text:span><text:span text:style-name="T1"><text:line-break/></text:span><text:span text:style-name="T1">______________</text:span></text:p>
            <text:p><text:span text:style-name="T1">base=base+2</text:span><text:span text:style-name="T1"><text:line-break/></text:span><text:span text:style-name="T1">udt_send(sndpkt,base)</text:span><text:span text:style-name="T1"><text:line-break/></text:span><text:span text:style-name="T1">udt_send(sndpkt,base+1)</text:span><text:span text:style-name="T1"><text:line-break/></text:span><text:span text:style-name="T1">start_timer</text:span></text:p>
          </draw:text-box>
        </draw:frame>
        <draw:frame draw:style-name="gr3" draw:text-style-name="P3" draw:layer="layout" svg:width="5.264cm" svg:height="2.641cm" svg:x="1.959cm" svg:y="15.504cm">
          <draw:text-box>
            <text:p><text:span text:style-name="T1">timeout </text:span><text:span text:style-name="T1"><text:line-break/></text:span><text:span text:style-name="T1">_______________</text:span><text:span text:style-name="T1"><text:line-break/></text:span><text:span text:style-name="T1">udt_send(sndpkt,base)</text:span><text:span text:style-name="T1"><text:line-break/></text:span><text:span text:style-name="T1">start_timer</text:span><text:span text:style-name="T1"><text:line-break/></text:span><text:span text:style-name="T1"/></text:p>
          </draw:text-box>
        </draw:frame>
        <draw:frame draw:style-name="gr3" draw:text-style-name="P3" draw:layer="layout" svg:width="5.334cm" svg:height="3.597cm" svg:x="11.16cm" svg:y="3.402cm">
          <draw:text-box>
            <text:p><text:span text:style-name="T1">rdt_rcv(rcvpkt) <text:s/>&amp;&amp; has_ack(base+1)</text:span></text:p>
            <text:p><text:span text:style-name="T1">________________</text:span><text:span text:style-name="T1"><text:line-break/></text:span><text:span text:style-name="T1">base = base+2</text:span><text:span text:style-name="T1"><text:line-break/></text:span><text:span text:style-name="T1">udt_send(sndpkt, base)</text:span><text:span text:style-name="T1"><text:line-break/></text:span><text:span text:style-name="T1">udt_send(sndpkt,base+1)</text:span></text:p>
            <text:p><text:span text:style-name="T1">start_timer</text:span></text:p>
          </draw:text-box>
        </draw:frame>
        <draw:frame draw:style-name="gr3" draw:text-style-name="P3" draw:layer="layout" svg:width="4.191cm" svg:height="2.028cm" svg:x="8.239cm" svg:y="9.001cm">
          <draw:text-box>
            <text:p><text:span text:style-name="T1">rdt_rcv(rcvpkt) &amp;&amp; has_ack(base)</text:span></text:p>
          </draw:text-box>
        </draw:frame>
        <draw:frame draw:style-name="gr3" draw:text-style-name="P3" draw:layer="layout" svg:width="5.461cm" svg:height="2.641cm" svg:x="2.651cm" svg:y="2.55cm">
          <draw:text-box>
            <text:p><text:span text:style-name="T1">timeout</text:span><text:span text:style-name="T1"><text:line-break/></text:span><text:span text:style-name="T1">_______________</text:span><text:span text:style-name="T1"><text:line-break/></text:span><text:span text:style-name="T1">udt_send(sndpkt,base+1)</text:span><text:span text:style-name="T1"><text:line-break/></text:span><text:span text:style-name="T1">start_timer</text:span><text:span text:style-name="T1"><text:line-break/></text:span><text:span text:style-name="T1"/></text:p>
          </draw:text-box>
        </draw:frame>
        <draw:connector draw:style-name="gr2" draw:text-style-name="P1" draw:layer="layout" draw:type="curve" svg:x1="12.938cm" svg:y1="10.589cm" svg:x2="9.679cm" svg:y2="8.155cm" draw:start-shape="id3" draw:start-glue-point="6" draw:end-shape="id2" draw:end-glue-point="9" svg:d="M12938 10589c-2095 0-466-2434-3259-2434" svg:viewBox="0 0 3260 2435">
          <text:p/>
        </draw:connector>
        <draw:connector draw:style-name="gr2" draw:text-style-name="P1" draw:layer="layout" draw:type="curve" svg:x1="9.679cm" svg:y1="5.91cm" svg:x2="14.526cm" svg:y2="9.001cm" draw:start-shape="id2" draw:start-glue-point="11" draw:end-shape="id3" draw:end-glue-point="4" svg:d="M9679 5910c3232 0 4847 1030 4847 3091" svg:viewBox="0 0 4848 3092">
          <text:p/>
        </draw:connector>
        <draw:connector draw:style-name="gr4" draw:text-style-name="P2" draw:layer="layout" draw:type="line" svg:x1="19.907cm" svg:y1="6.105cm" svg:x2="16.113cm" svg:y2="10.589cm" draw:end-shape="id3" draw:end-glue-point="10" svg:d="M19907 6105l-3794 4484" svg:viewBox="0 0 3795 4485">
          <text:p text:style-name="P1"><text:span text:style-name="T1">udt_send(sndpkt,base) &amp;&amp;</text:span><text:span text:style-name="T1"><text:line-break/></text:span><text:span text:style-name="T1">udt_send(sndpkt,base+1)</text:span></text:p>
        </draw:connector>
      </draw:page>
      <draw:page draw:name="page2" draw:style-name="dp1" draw:master-page-name="Default">
        <draw:custom-shape draw:style-name="gr1" draw:text-style-name="P1" xml:id="id6" draw:id="id6" draw:layer="layout" svg:width="3.175cm" svg:height="3.175cm" svg:x="5.958cm" svg:y="6.007cm">
          <text:p text:style-name="P1">Wait for</text:p>
          <text:p text:style-name="P1">ACK<text:line-break/>IS O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175cm" svg:height="3.175cm" svg:x="10.275cm" svg:y="16.335cm">
          <text:p text:style-name="P1">Wait for</text:p>
          <text:p text:style-name="P1">EVEN<text:line-break/>PK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175cm" svg:height="3.175cm" svg:x="11.927cm" svg:y="9.563cm">
          <text:p text:style-name="P1">Wait for</text:p>
          <text:p text:style-name="P1">DUAL <text:line-break/>PK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637cm" svg:y1="12.273cm" svg:x2="13.45cm" svg:y2="17.923cm" draw:start-shape="id4" draw:start-glue-point="9" draw:end-shape="id5" draw:end-glue-point="10" svg:d="M14637 12273c0 3767-395 5650-1187 5650" svg:viewBox="0 0 1188 5651">
          <text:p/>
        </draw:connector>
        <draw:connector draw:style-name="gr2" draw:text-style-name="P1" draw:layer="layout" draw:type="curve" svg:x1="11.863cm" svg:y1="16.335cm" svg:x2="12.392cm" svg:y2="12.273cm" draw:start-shape="id5" draw:start-glue-point="4" draw:end-shape="id4" draw:end-glue-point="7" svg:d="M11863 16335c0-2698 529-668 529-4062" svg:viewBox="0 0 530 4063">
          <text:p/>
        </draw:connector>
        <draw:frame draw:style-name="gr3" draw:text-style-name="P3" draw:layer="layout" svg:width="4.953cm" svg:height="2.641cm" svg:x="3.672cm" svg:y="9.436cm">
          <draw:text-box>
            <text:p><text:span text:style-name="T1">rdt_rcv(rcvpkt) &amp;&amp; has_ack(base+1)</text:span><text:span text:style-name="T1"><text:line-break/></text:span><text:span text:style-name="T1">_______________</text:span><text:span text:style-name="T1"><text:line-break/></text:span><text:span text:style-name="T1">udt_send(base,pkt+1)</text:span><text:span text:style-name="T1"><text:line-break/></text:span><text:span text:style-name="T1">pkt+=2</text:span></text:p>
          </draw:text-box>
        </draw:frame>
        <draw:connector draw:style-name="gr2" draw:text-style-name="P1" draw:layer="layout" draw:type="curve" svg:x1="7.546cm" svg:y1="9.182cm" svg:x2="11.927cm" svg:y2="11.151cm" draw:start-shape="id6" draw:start-glue-point="8" draw:end-shape="id4" draw:end-glue-point="6" svg:d="M7546 9182c0 1313 1460 1969 4381 1969" svg:viewBox="0 0 4382 1970">
          <text:p/>
        </draw:connector>
        <draw:connector draw:style-name="gr2" draw:text-style-name="P1" draw:layer="layout" draw:type="curve" svg:x1="13.515cm" svg:y1="9.563cm" svg:x2="9.133cm" svg:y2="7.595cm" draw:start-shape="id4" draw:start-glue-point="4" draw:end-shape="id6" draw:end-glue-point="10" svg:d="M13515 9563c0-1312-1460-1968-4382-1968" svg:viewBox="0 0 4383 1969">
          <text:p/>
        </draw:connector>
        <draw:frame draw:style-name="gr3" draw:text-style-name="P3" draw:layer="layout" svg:width="4.191cm" svg:height="2.163cm" svg:x="10.276cm" svg:y="5.368cm">
          <draw:text-box>
            <text:p><text:span text:style-name="T1">rdt_rcv(rcvpkt)&amp;&amp; has_ack(base)</text:span><text:span text:style-name="T1"><text:line-break/></text:span><text:span text:style-name="T1">______________</text:span><text:span text:style-name="T1"><text:line-break/></text:span><text:span text:style-name="T1">udt_send(base,pkt)</text:span></text:p>
          </draw:text-box>
        </draw:frame>
        <draw:frame draw:style-name="gr3" draw:text-style-name="P3" draw:layer="layout" svg:width="4.699cm" svg:height="2.641cm" svg:x="6.847cm" svg:y="13.937cm">
          <draw:text-box>
            <text:p><text:span text:style-name="T1">rdt_rcv(rcvpkt) &amp;&amp; has_ack(base)</text:span><text:span text:style-name="T1"><text:line-break/></text:span><text:span text:style-name="T1">_______________</text:span><text:span text:style-name="T1"><text:line-break/></text:span><text:span text:style-name="T1">udt_send(base,pkt)</text:span><text:span text:style-name="T1"><text:line-break/></text:span><text:span text:style-name="T1">pkt+=2</text:span></text:p>
          </draw:text-box>
        </draw:frame>
        <draw:frame draw:style-name="gr3" draw:text-style-name="P3" draw:layer="layout" svg:width="4.826cm" svg:height="2.163cm" svg:x="14.467cm" svg:y="14.161cm">
          <draw:text-box>
            <text:p><text:span text:style-name="T1">rdt_rcv(rcvpkt) &amp;&amp; has_ack(base+1)</text:span><text:span text:style-name="T1"><text:line-break/></text:span><text:span text:style-name="T1">_______________</text:span><text:span text:style-name="T1"><text:line-break/></text:span><text:span text:style-name="T1">udt_send(base,pkt+1)</text:span></text:p>
          </draw:text-box>
        </draw:frame>
        <draw:connector draw:style-name="gr5" draw:text-style-name="P1" draw:layer="layout" draw:type="line" svg:x1="18.788cm" svg:y1="4.329cm" svg:x2="14.637cm" svg:y2="10.028cm" draw:end-shape="id4" draw:end-glue-point="11" svg:d="M18788 4329l-4151 5699" svg:viewBox="0 0 4152 5700">
          <text:p/>
        </draw:connector>
      </draw:page>
      <draw:page draw:name="page3" draw:style-name="dp1" draw:master-page-name="Default">
        <draw:custom-shape draw:style-name="gr1" draw:text-style-name="P1" xml:id="id7" draw:id="id7" draw:layer="layout" svg:width="3.175cm" svg:height="3.175cm" svg:x="4.218cm" svg:y="4.767cm">
          <text:p text:style-name="P1">Wait to </text:p>
          <text:p text:style-name="P1">Send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3.175cm" svg:height="3.175cm" svg:x="12.727cm" svg:y="5.402cm">
          <text:p text:style-name="P1">Wait to<text:line-break/>receive <text:line-break/>from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08cm" svg:height="2.163cm" svg:x="7.266cm" svg:y="12.133cm">
          <draw:text-box>
            <text:p><text:span text:style-name="T1">rdt_rcv(packet)</text:span><text:span text:style-name="T1"><text:line-break/></text:span><text:span text:style-name="T1">_______________</text:span><text:span text:style-name="T1"><text:line-break/></text:span><text:span text:style-name="T1">extract(packet,data)</text:span><text:span text:style-name="T1"><text:line-break/></text:span><text:span text:style-name="T1">deliver_data(data)</text:span></text:p>
          </draw:text-box>
        </draw:frame>
        <draw:connector draw:style-name="gr2" draw:text-style-name="P1" draw:layer="layout" draw:type="curve" svg:x1="5.806cm" svg:y1="7.942cm" svg:x2="14.315cm" svg:y2="8.577cm" draw:start-shape="id7" draw:start-glue-point="8" draw:end-shape="id8" draw:end-glue-point="8" svg:d="M5806 7942c0 1704 8509 1386 8509 635" svg:viewBox="0 0 8510 1243">
          <text:p/>
        </draw:connector>
        <draw:connector draw:style-name="gr2" draw:text-style-name="P1" draw:layer="layout" draw:type="curve" svg:x1="14.314cm" svg:y1="5.402cm" svg:x2="5.806cm" svg:y2="4.767cm" draw:start-shape="id8" draw:end-shape="id7" draw:end-glue-point="4" svg:d="M14314 5402c0-1705-8508-1388-8508-635" svg:viewBox="0 0 8509 1244">
          <text:p/>
        </draw:connector>
        <draw:custom-shape draw:style-name="gr1" draw:text-style-name="P1" xml:id="id9" draw:id="id9" draw:layer="layout" svg:width="3.175cm" svg:height="3.175cm" svg:x="3.964cm" svg:y="14.955cm">
          <text:p text:style-name="P1">Wait to </text:p>
          <text:p text:style-name="P1">Send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75cm" svg:height="3.175cm" svg:x="12.473cm" svg:y="15.59cm">
          <text:p text:style-name="P1">Wait to</text:p>
          <text:p text:style-name="P1">Receive </text:p>
          <text:p text:style-name="P1">From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552cm" svg:y1="18.13cm" svg:x2="14.061cm" svg:y2="18.765cm" draw:start-shape="id9" draw:start-glue-point="8" draw:end-shape="id10" draw:end-glue-point="8" svg:d="M5552 18130c0 1704 8509 1386 8509 635" svg:viewBox="0 0 8510 1243">
          <text:p/>
        </draw:connector>
        <draw:connector draw:style-name="gr2" draw:text-style-name="P1" draw:layer="layout" draw:type="curve" svg:x1="14.06cm" svg:y1="15.59cm" svg:x2="5.552cm" svg:y2="14.955cm" draw:start-shape="id10" draw:end-shape="id9" draw:end-glue-point="4" svg:d="M14060 15590c0-1705-8508-1388-8508-635" svg:viewBox="0 0 8509 1244">
          <text:p/>
        </draw:connector>
        <draw:frame draw:style-name="gr3" draw:text-style-name="P3" draw:layer="layout" svg:width="6.604cm" svg:height="2.163cm" svg:x="7.012cm" svg:y="19.495cm">
          <draw:text-box>
            <text:p><text:span text:style-name="T1">rdt_data(packet)</text:span><text:span text:style-name="T1"><text:line-break/></text:span><text:span text:style-name="T1">_______________</text:span><text:span text:style-name="T1"><text:line-break/></text:span><text:span text:style-name="T1">packet=make_packet(data)</text:span><text:span text:style-name="T1"><text:line-break/></text:span><text:span text:style-name="T1">udt_send(packet)</text:span></text:p>
          </draw:text-box>
        </draw:frame>
        <draw:frame draw:style-name="gr3" draw:text-style-name="P3" draw:layer="layout" svg:width="5.842cm" svg:height="2.163cm" svg:x="7.393cm" svg:y="9.085cm">
          <draw:text-box>
            <text:p><text:span text:style-name="T1">rdt_send(data)</text:span><text:span text:style-name="T1"><text:line-break/></text:span><text:span text:style-name="T1">_______________</text:span><text:span text:style-name="T1"><text:line-break/></text:span><text:span text:style-name="T1">packet=make_packet(data)</text:span><text:span text:style-name="T1"><text:line-break/></text:span><text:span text:style-name="T1">udt_send(packet)</text:span></text:p>
          </draw:text-box>
        </draw:frame>
        <draw:frame draw:style-name="gr3" draw:text-style-name="P3" draw:layer="layout" svg:width="5.842cm" svg:height="2.163cm" svg:x="7.874cm" svg:y="1.969cm">
          <draw:text-box>
            <text:p><text:span text:style-name="T1">rdt_rcv(packet)</text:span><text:span text:style-name="T1"><text:line-break/></text:span><text:span text:style-name="T1">_______________</text:span><text:span text:style-name="T1"><text:line-break/></text:span><text:span text:style-name="T1">extract(packet,data)</text:span><text:span text:style-name="T1"><text:line-break/></text:span><text:span text:style-name="T1">deliver_data(data)</text:span></text:p>
          </draw:text-box>
        </draw:frame>
        <draw:connector draw:style-name="gr2" draw:text-style-name="P1" draw:layer="layout" draw:type="curve" draw:line-skew="1.175cm" svg:x1="15.437cm" svg:y1="5.867cm" svg:x2="15.437cm" svg:y2="8.112cm" draw:start-shape="id8" draw:start-glue-point="11" draw:end-shape="id8" draw:end-glue-point="9" svg:d="M15437 5867c3211 0 3211 2245 0 2245" svg:viewBox="0 0 2409 2246">
          <text:p/>
        </draw:connector>
        <draw:frame draw:style-name="gr3" draw:text-style-name="P3" draw:layer="layout" svg:width="5.461cm" svg:height="2.028cm" svg:x="15.367cm" svg:y="4.132cm">
          <draw:text-box>
            <text:p><text:span text:style-name="T1">rdt_send(data)</text:span><text:span text:style-name="T1"><text:line-break/></text:span><text:span text:style-name="T1">__________</text:span><text:span text:style-name="T1"><text:line-break/></text:span><text:span text:style-name="T1">rdt_unable_to_send(data)</text:span></text:p>
          </draw:text-box>
        </draw:frame>
        <draw:connector draw:style-name="gr2" draw:text-style-name="P1" draw:layer="layout" draw:type="curve" draw:line-skew="1.175cm" svg:x1="15.145cm" svg:y1="16.07cm" svg:x2="15.145cm" svg:y2="18.315cm" svg:d="M15145 16070c3211 0 3211 2245 0 2245" svg:viewBox="0 0 2409 2246">
          <text:p/>
        </draw:connector>
        <draw:frame draw:style-name="gr3" draw:text-style-name="P3" draw:layer="layout" svg:width="5.461cm" svg:height="2.028cm" svg:x="15.013cm" svg:y="14.296cm">
          <draw:text-box>
            <text:p><text:span text:style-name="T1">rdt_send(data)</text:span><text:span text:style-name="T1"><text:line-break/></text:span><text:span text:style-name="T1">__________</text:span><text:span text:style-name="T1"><text:line-break/></text:span><text:span text:style-name="T1">rdt_unable_to_send(data)</text:span></text:p>
          </draw:text-box>
        </draw:frame>
        <draw:frame draw:style-name="gr6" draw:text-style-name="P1" draw:layer="layout" svg:width="3.937cm" svg:height="3.806cm" svg:x="8.282cm" svg:y="4.894cm">
          <draw:text-box>
            <text:p text:style-name="P1">Entity <text:line-break/>A</text:p>
          </draw:text-box>
        </draw:frame>
        <draw:frame draw:style-name="gr7" draw:text-style-name="P1" draw:layer="layout" svg:width="3.81cm" svg:height="3.552cm" svg:x="8.028cm" svg:y="15.181cm">
          <draw:text-box>
            <text:p text:style-name="P1">Entity<text:line-break/>B</text:p>
          </draw:text-box>
        </draw:frame>
        <draw:connector draw:style-name="gr5" draw:text-style-name="P1" draw:layer="layout" draw:type="line" svg:x1="1.134cm" svg:y1="2.538cm" svg:x2="4.683cm" svg:y2="5.232cm" draw:end-shape="id7" draw:end-glue-point="5" svg:d="M1134 2538l3549 2694" svg:viewBox="0 0 3550 2695">
          <text:p/>
        </draw:connector>
        <draw:connector draw:style-name="gr5" draw:text-style-name="P1" draw:layer="layout" draw:type="line" svg:x1="17.002cm" svg:y1="10.678cm" svg:x2="14.061cm" svg:y2="15.59cm" draw:end-shape="id10" draw:end-glue-point="4" svg:d="M17002 10678l-2941 4912" svg:viewBox="0 0 2942 49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shadow-offset-x="0.203cm" draw:shadow-offset-y="0.203cm" draw:measure-align="right-outside" draw:measure-vertical-align="below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10:06:05.758386916</meta:creation-date>
    <dc:date>2014-10-30T18:34:01.162011592</dc:date>
    <meta:editing-duration>PT1H22M27S</meta:editing-duration>
    <meta:editing-cycles>9</meta:editing-cycles>
    <meta:generator>LibreOffice/4.2.6.3$Linux_X86_64 LibreOffice_project/420m0$Build-3</meta:generator>
    <meta:document-statistic meta:object-count="48"/>
  </office:meta>
</office:document-meta>
</file>